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000000" draw:marker-start-width="0.444cm" draw:marker-end-width="0.444cm" draw:fill="hatch" draw:fill-color="#000000" draw:fill-hatch-name="Hatching_20_3" draw:fill-hatch-solid="false" draw:textarea-vertical-align="middle" fo:padding-top="0.162cm" fo:padding-bottom="0.162cm" fo:padding-left="0.287cm" fo:padding-right="0.287cm"/>
    </style:style>
    <style:style style:name="gr2" style:family="graphic" style:parent-style-name="standard">
      <style:graphic-properties svg:stroke-width="0.076cm" svg:stroke-color="#000000" draw:marker-start-width="0.419cm" draw:marker-end-width="0.419cm" draw:fill="hatch" draw:fill-hatch-name="Hatching_20_3" draw:fill-hatch-solid="false" draw:textarea-vertical-align="middle" fo:padding-top="0.163cm" fo:padding-bottom="0.163cm" fo:padding-left="0.288cm" fo:padding-right="0.288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color="#000000" style:font-name="Arial2" fo:font-size="20pt" style:font-size-asian="18pt" style:font-size-complex="18pt"/>
    </style:style>
    <style:style style:name="P3" style:family="paragraph">
      <style:paragraph-properties fo:text-align="center"/>
      <style:text-properties fo:font-size="20pt" style:font-size-asian="18pt" style:font-size-complex="18pt"/>
    </style:style>
    <style:style style:name="P4" style:family="paragraph">
      <style:text-properties fo:color="#000000" style:font-name="Arial2" fo:font-size="22pt" style:font-size-asian="18pt" style:font-size-complex="18pt"/>
    </style:style>
    <style:style style:name="T1" style:family="text">
      <style:text-properties fo:color="#000000" style:font-name="Arial2" fo:font-size="20pt" style:font-size-asian="18pt" style:font-size-complex="18pt"/>
    </style:style>
    <style:style style:name="T2" style:family="text">
      <style:text-properties fo:color="#000000" style:font-name="Arial2" fo:font-size="22pt" style:font-size-asian="18pt" style:font-size-complex="18pt"/>
    </style:style>
    <style:style style:name="T3" style:family="text">
      <style:text-properties fo:color="#000000" style:text-position="-33% 58%" style:font-name="Arial2" fo:font-size="2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73cm" svg:height="4.195cm" svg:x="2.143cm" svg:y="9.209cm" svg:viewBox="0 0 6731 4196" svg:d="M0 4196l508-254c207-73 380-446 508-635 282-416 516-796 508-762l762-1524 381-635c0 0 381-381 635-381 133-15 381 0 508 127 216 216 635 762 635 762l635 1270c0 0 508 1011 889 1524 181 244 762 508 762 508z">
          <text:p/>
        </draw:path>
        <draw:path draw:style-name="gr2" draw:text-style-name="P1" draw:layer="layout" svg:width="6.753cm" svg:height="4.19cm" svg:x="10.756cm" svg:y="9.209cm" svg:viewBox="0 0 6754 4191" svg:d="M23 4191c-11-284-45-625 0-889 75-440 243-967 254-1016l254-1016 127-635 254-508c0 0 127-127 254-127 152 9 381 254 381 254 0 0 254 508 508 762 381 635 2032 2286 2032 2286l1778 635 889 254h-254z">
          <text:p/>
        </draw:path>
        <draw:path draw:style-name="gr2" draw:text-style-name="P1" draw:layer="layout" svg:width="6.785cm" svg:height="4.193cm" svg:x="19.396cm" svg:y="9.209cm" svg:viewBox="0 0 6786 4194" svg:d="M19 4194c-19-806-32-1365 0-1778s254-762 254-1016c127-508 381-1270 381-1270 0 0 163-151 254-127 295 78 352 500 508 762 71 383 254 508 381 1016 254 381 138 401 254 508 0 127 635 889 508 762l635 381c0 0 845 136 1270 127 508 0 889-127 889-127 0 0 381-384 635-384 127-127 254-254 762 508 81 196 0 638 0 638z">
          <text:p/>
        </draw:path>
        <draw:path draw:style-name="gr2" draw:text-style-name="P1" draw:layer="layout" svg:width="6.73cm" svg:height="4.19cm" svg:x="2.143cm" svg:y="15.686cm" svg:viewBox="0 0 6731 4191" svg:d="M0 4191c0-508 0-381 0-635 0-236 0-127 0-635s0 254 0-254c127-635 77-1186 127-1651 0-635 0-381 127-1016 127 508 98 888 254 1524 0 508 166 939 254 1270 194 729 377 882 381 889 508 254 424 170 635 254 635 253 1397 127 1905 254 1143 0 3048 0 3048 0z">
          <text:p/>
        </draw:path>
        <draw:path draw:style-name="gr2" draw:text-style-name="P1" draw:layer="layout" svg:width="6.738cm" svg:height="4.19cm" svg:x="10.779cm" svg:y="15.686cm" svg:viewBox="0 0 6739 4191" svg:d="M0 4191c0-127 0 0 0-127s635-127 508-127c-254 0 689-28 1016-127 254-127 461-207 635-381 254-254 635-508 635-508l381-508c0 0 381-508 508-889 381-762 635-1270 1143-1524 762 254 1270 2413 1143 2159 0 0 381 1270 762 1778 17 83 0 254 0 254z">
          <text:p/>
        </draw:path>
        <draw:path draw:style-name="gr2" draw:text-style-name="P1" draw:layer="layout" svg:width="6.743cm" svg:height="4.19cm" svg:x="19.412cm" svg:y="15.686cm" svg:viewBox="0 0 6744 4191" svg:d="M13 4191c67-1338 17-2015 0-2413-23-545-10-254 0-762 381-1016 254-1016 508-1016 254 127 381 635 762 1016 212 212 889 127 889 127 0 0 508 127 889 254 256 79 762 254 762 254 0 0 448 124 635 254 467 326 1143 1270 1143 1270l127 254 508 381 508 254v127z">
          <text:p/>
        </draw:path>
        <draw:custom-shape draw:style-name="gr3" draw:text-style-name="P1" draw:layer="layout" svg:width="0.001cm" svg:height="0.127cm" svg:x="3.032cm" svg:y="22.3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1.209cm" svg:height="0.889cm" svg:x="3.54cm" svg:y="13.7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5.146cm" svg:height="0.889cm" svg:x="1.508cm" svg:y="8.082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842cm" svg:height="1.047cm" svg:x="3.419cm" svg:y="7.815cm">
          <draw:text-box>
            <text:p><text:span text:style-name="T1">Symmetric</text:span></text:p>
          </draw:text-box>
        </draw:frame>
        <draw:frame draw:style-name="gr5" draw:text-style-name="P2" draw:layer="layout" svg:width="4.795cm" svg:height="1.047cm" svg:x="11.668cm" svg:y="7.807cm">
          <draw:text-box>
            <text:p><text:span text:style-name="T1">Right-skewed</text:span></text:p>
          </draw:text-box>
        </draw:frame>
        <draw:frame draw:style-name="gr5" draw:text-style-name="P2" draw:layer="layout" svg:width="3.055cm" svg:height="1.047cm" svg:x="21.117cm" svg:y="7.807cm">
          <draw:text-box>
            <text:p><text:span text:style-name="T1">Bimodal</text:span></text:p>
          </draw:text-box>
        </draw:frame>
        <draw:custom-shape draw:style-name="gr4" draw:text-style-name="P1" draw:layer="layout" svg:width="25.94cm" svg:height="0.889cm" svg:x="1cm" svg:y="14.583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32cm" svg:height="1.047cm" svg:x="11.868cm" svg:y="14.386cm">
          <draw:text-box>
            <text:p><text:span text:style-name="T1">Left-skewed</text:span></text:p>
          </draw:text-box>
        </draw:frame>
        <draw:frame draw:style-name="gr5" draw:text-style-name="P2" draw:layer="layout" svg:width="3.448cm" svg:height="1.047cm" svg:x="21.117cm" svg:y="14.386cm">
          <draw:text-box>
            <text:p><text:span text:style-name="T1">Fat-tailed</text:span></text:p>
          </draw:text-box>
        </draw:frame>
        <draw:frame draw:style-name="gr5" draw:text-style-name="P2" draw:layer="layout" svg:width="2.039cm" svg:height="1.047cm" svg:x="4.471cm" svg:y="14.38cm">
          <draw:text-box>
            <text:p><text:span text:style-name="T1">Rare</text:span></text:p>
          </draw:text-box>
        </draw:frame>
        <draw:custom-shape draw:style-name="gr4" draw:text-style-name="P1" draw:layer="layout" svg:width="1.778cm" svg:height="0.127cm" svg:x="12.811cm" svg:y="15.6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126cm" svg:height="9.717cm" svg:x="0.492cm" svg:y="10.683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851cm" svg:height="1.047cm" draw:transform="rotate (1.5707963267949) translate (0.504cm 12.938cm)">
          <draw:text-box>
            <text:p><text:span text:style-name="T1">Frequency</text:span></text:p>
          </draw:text-box>
        </draw:frame>
        <draw:frame draw:style-name="gr5" draw:text-style-name="P4" draw:layer="layout" svg:width="4.172cm" svg:height="1.119cm" draw:transform="rotate (1.5707963267949) translate (0.504cm 19.838cm)">
          <draw:text-box>
            <text:p><text:span text:style-name="T2">Frequency</text:span></text:p>
          </draw:text-box>
        </draw:frame>
        <draw:custom-shape draw:style-name="gr4" draw:text-style-name="P1" draw:layer="layout" svg:width="21.209cm" svg:height="0.889cm" svg:x="3.413cm" svg:y="20.30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6.39cm" svg:height="1.214cm" svg:x="2.219cm" svg:y="20.215cm">
          <draw:text-box>
            <text:p><text:span text:style-name="T1">Abundance (Log</text:span><text:span text:style-name="T3">10</text:span><text:span text:style-name="T1">)</text:span></text:p>
          </draw:text-box>
        </draw:frame>
        <draw:frame draw:style-name="gr5" draw:text-style-name="P2" draw:layer="layout" svg:width="6.39cm" svg:height="1.214cm" svg:x="11.016cm" svg:y="20.202cm">
          <draw:text-box>
            <text:p><text:span text:style-name="T1">Abundance (Log</text:span><text:span text:style-name="T3">10</text:span><text:span text:style-name="T1">)</text:span></text:p>
          </draw:text-box>
        </draw:frame>
        <draw:frame draw:style-name="gr5" draw:text-style-name="P2" draw:layer="layout" svg:width="6.39cm" svg:height="1.214cm" svg:x="19.519cm" svg:y="20.215cm">
          <draw:text-box>
            <text:p><text:span text:style-name="T1">Abundance (Log</text:span><text:span text:style-name="T3">10</text:span><text:span text:style-name="T1">)</text:span></text:p>
          </draw:text-box>
        </draw:frame>
        <draw:line draw:style-name="gr6" draw:text-style-name="P1" draw:layer="layout" svg:x1="1.435cm" svg:y1="13.446cm" svg:x2="26.74cm" svg:y2="13.446cm">
          <text:p/>
        </draw:line>
        <draw:line draw:style-name="gr6" draw:text-style-name="P1" draw:layer="layout" svg:x1="1.381cm" svg:y1="19.923cm" svg:x2="26.737cm" svg:y2="19.923cm">
          <text:p/>
        </draw:line>
        <draw:frame draw:style-name="gr5" draw:text-style-name="P4" draw:layer="layout" svg:width="3.351cm" svg:height="1.119cm" svg:x="0.419cm" svg:y="6.016cm">
          <draw:text-box>
            <text:p><text:span text:style-name="T2">Figure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Hatching_20_2" draw:display-name="Hatching 2" draw:style="double" draw:color="#000000" draw:distance="0.025cm" draw:rotation="450"/>
    <draw:hatch draw:name="Hatching_20_3" draw:display-name="Hatching 3" draw:style="double" draw:color="#000000" draw:distance="0.051cm" draw:rotation="450"/>
    <draw:hatch draw:name="Hatching_20_4" draw:display-name="Hatching 4" draw:style="double" draw:color="#000000" draw:distance="0.152cm" draw:rotation="450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agomir </meta:initial-creator>
    <meta:creation-date>2013-10-28T14:46:21</meta:creation-date>
    <dc:date>2014-05-27T15:07:49.479109998</dc:date>
    <meta:editing-duration>P1DT20M7S</meta:editing-duration>
    <meta:editing-cycles>56</meta:editing-cycles>
    <meta:generator>LibreOffice/4.2.3.3$Linux_X86_64 LibreOffice_project/420m0$Build-3</meta:generator>
    <meta:document-statistic meta:object-count="27"/>
  </office:meta>
</office:document-meta>
</file>